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208.png" xlink:type="simple" xlink:show="embed" xlink:actuate="onLoad"/></draw:frame></text:p>
          </table:table-cell>
          <table:table-cell table:style-name="Table1.B1" office:value-type="string">
            <text:h text:style-name="P7" text:outline-level="1">Шаг интегрирова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<text:span text:style-name="T3">скалярный </text:span>| Си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769cm" draw:z-index="1"><draw:image xlink:href="../images/02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значение (величину) текущего шага интегрирования (расчёта, моделирования) задачи:</text:p>
            <text:p text:style-name="P4"><draw:frame draw:style-name="fr3" draw:name="Object1" text:anchor-type="as-char" svg:width="3.323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<text:span text:style-name="T3">где </text:span><text:span text:style-name="T3">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</text:span><text:span text:style-name="T3"> выходной сигнал блока; </text:span><text:span text:style-name="T3"><draw:frame draw:style-name="fr3" draw:name="Object3" text:anchor-type="as-char" svg:width="1.879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</text:span><text:span text:style-name="T1"> </text:span><text:span text:style-name="T3">величина текущего шага интегрирования.</text:span></text:p>
            <text:p text:style-name="P3"><text:span text:style-name="T5">Свойства</text:span>:</text:p>
            <text:p text:style-name="P3">Для работы блока <text:span text:style-name="T3">задавать свойства</text:span> не требуется.</text:p>
            <text:p text:style-name="P3"><text:span text:style-name="T6">Примечания</text:span>:</text:p>
            <text:list xml:id="list3633161622676416527" text:style-name="L1">
              <text:list-item>
                <text:p text:style-name="P8">Блок формирует <text:span text:style-name="T7">скалярный</text:span> выходной сигнал.</text:p>
              </text:list-item>
              <text:list-item>
                <text:p text:style-name="P9">Во встроенном языке программирования существует специальное служебное слово (переменная <text:span text:style-name="T2">stepsize</text:span>)<text:span text:style-name="T1">, </text:span>также равная текущему значению шага интегрирования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4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ial Unicode MS" style:font-size-asian="14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аг интегрирования</dc:title>
    <dc:date>2014-11-29T00:59:46.50</dc:date>
    <meta:generator>OpenOffice/4.1.1$Win32 OpenOffice.org_project/411m6$Build-9775</meta:generator>
    <meta:editing-duration>PT2H12M28S</meta:editing-duration>
    <meta:editing-cycles>54</meta:editing-cycles>
    <meta:document-statistic meta:table-count="1" meta:image-count="2" meta:object-count="3" meta:page-count="1" meta:paragraph-count="14" meta:word-count="66" meta:character-count="49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h</mi>
      </mrow>
      <mrow>
        <mrow>
          <mo stretchy="false">(</mo>
          <mrow>
            <mi>t</mi>
          </mrow>
          <mo stretchy="false">)</mo>
        </mrow>
        <mo stretchy="false">=</mo>
        <mo stretchy="false">Δ</mo>
      </mrow>
      <mi>t</mi>
    </mrow>
    <annotation encoding="StarMath 5.0">y(t) = h(t) = %DELTA t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h</mi>
      <mrow>
        <mo stretchy="false">(</mo>
        <mrow>
          <mi>t</mi>
        </mrow>
        <mo stretchy="false">)</mo>
      </mrow>
      <mi>,</mi>
      <mo stretchy="false">Δ</mo>
      <mi>t</mi>
    </mrow>
    <annotation encoding="StarMath 5.0">h(t), %DELTA t</annotation>
  </semantics>
</math>
</file>